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7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4.225cm"/>
    </style:style>
    <style:style style:name="co8" style:family="table-column">
      <style:table-column-properties fo:break-before="auto" style:column-width="1.7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0.977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1.834cm"/>
    </style:style>
    <style:style style:name="co13" style:family="table-column">
      <style:table-column-properties fo:break-before="auto" style:column-width="1.2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09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11cm" fo:break-before="auto" style:use-optimal-row-height="false"/>
    </style:style>
    <style:style style:name="ro8" style:family="table-row">
      <style:table-row-properties style:row-height="0.766cm" fo:break-before="auto" style:use-optimal-row-height="false"/>
    </style:style>
    <style:style style:name="ro9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0.492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ro13" style:family="table-row">
      <style:table-row-properties style:row-height="8.7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vertical-align="middle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color="#ffffff" style:text-position=""/>
    </style:style>
    <style:style style:name="ce4" style:family="table-cell" style:parent-style-name="Default">
      <style:table-cell-properties fo:background-color="#ffd320" style:vertical-align="middle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true" fo:wrap-option="wrap" fo:padding-bottom="0.049cm" fo:padding-left="0.035cm" fo:padding-right="0.035cm" fo:padding-top="0.049cm" style:vertical-align="justify" style:vertical-justify="distribute"/>
      <style:paragraph-properties fo:text-align="start"/>
      <style:text-properties style:text-position=""/>
    </style:style>
    <style:style style:name="ce6" style:family="table-cell" style:parent-style-name="Default">
      <style:table-cell-properties fo:background-color="#000000" style:text-align-source="fix" style:repeat-content="false" fo:wrap-option="wrap" fo:padding-bottom="0.049cm" fo:padding-left="0.035cm" fo:padding-right="0.035cm" fo:padding-top="0.049cm" style:vertical-align="middle" style:vertical-justify="auto"/>
      <style:paragraph-properties fo:text-align="center"/>
      <style:text-properties fo:color="#ffffff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style:vertical-align="middle" style:vertical-justify="auto"/>
      <style:paragraph-properties fo:text-align="center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text-position="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no-wrap" style:direction="ttb"/>
      <style:text-properties fo:hyphenate="false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Sección 1:</text:p>
          </table:table-cell>
          <table:table-cell table:style-name="ce4" office:value-type="string">
            <text:p>Ambiente general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1</text:p>
          </table:table-cell>
          <table:table-cell office:value-type="string">
            <text:p>Sucesos de la vida</text:p>
          </table:table-cell>
          <table:table-cell table:number-columns-repeated="12"/>
        </table:table-row>
        <table:table-row table:style-name="ro3">
          <table:table-cell/>
          <table:table-cell table:style-name="ce5" office:value-type="string">
            <text:p>Piense en el año pasado. En la lista siguiente indique cánta aflicción le causó cada uno de los sucesos de trabajo y personales que se anotan</text:p>
          </table:table-cell>
          <table:table-cell table:number-columns-repeated="12"/>
        </table:table-row>
        <table:table-row table:style-name="ro4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spedido o renunció o es jubiló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uevo empleo o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uevo tipo de trabaj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duccion o reorganización en la compañ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lgún otro cambio en el trabajo, no incluido en la lista anterior que le produjo angust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érdida económica o reducción de ingres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erto de un amigo intimo o miembro de famil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danza o trasl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 separación o divor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 matrimon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mpró una nueva ca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ue víctima de un crim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acimiento de un hijo, adopción, hijastros u otras personas agregadas al hog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mplicación en sistema judici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ria enfermedad personal o heri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ria enfermedad o lesiones de un amigo íntimo o miembro de la famil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umento de responsabilidades de cuidar de un pariente viejo o inváli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lquier otro cambio no incluido en la lista anterior que le produjo angust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5:.C22])" office:value-type="float" office:value="0">
            <text:p>0</text:p>
          </table:table-cell>
          <table:table-cell table:style-name="ce6" table:formula="of:=SUM([.D5:.D22])" office:value-type="float" office:value="0">
            <text:p>0</text:p>
          </table:table-cell>
          <table:table-cell table:style-name="ce6" table:formula="of:=SUM([.E5:.E22])" office:value-type="float" office:value="0">
            <text:p>0</text:p>
          </table:table-cell>
          <table:table-cell table:style-name="ce6" table:formula="of:=SUM([.F5:.F22])" office:value-type="float" office:value="0">
            <text:p>0</text:p>
          </table:table-cell>
          <table:table-cell table:style-name="ce6" table:formula="of:=SUM([.C23:.F23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2</text:p>
          </table:table-cell>
          <table:table-cell office:value-type="string">
            <text:p>Presiones del trabaj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e en el año pasado. En la lista siguiente indique cuánta aflicción le causó cada uno de las presiones del trabajo que se anota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guridad del emple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el jefe inmedia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mbio de prioridades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compañero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portunidad de avanzar y desarrollars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eso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trol de la carga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alta de flexibilidad para hacer frente a emergencias de familia o personal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avorismo o injusticia en politicas de contratación y ascensos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stante vigilancia de su desempeño en el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rabajo aburrido o poca interesa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pecial reconocimiento o premio en su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ión por conflicto de fechas limi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éridida de devoción a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e siente aprisionado en el papeleo e incapaz de realizar cosa algu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elxibilidad de hora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l transporte de ida y regreso a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8:.C44])" office:value-type="float" office:value="0">
            <text:p>0</text:p>
          </table:table-cell>
          <table:table-cell table:style-name="ce6" table:formula="of:=SUM([.D28:.D44])" office:value-type="float" office:value="0">
            <text:p>0</text:p>
          </table:table-cell>
          <table:table-cell table:style-name="ce6" table:formula="of:=SUM([.E28:.E44])" office:value-type="float" office:value="0">
            <text:p>0</text:p>
          </table:table-cell>
          <table:table-cell table:style-name="ce6" table:formula="of:=SUM([.F28:.F44])" office:value-type="float" office:value="0">
            <text:p>0</text:p>
          </table:table-cell>
          <table:table-cell table:style-name="ce6" table:formula="of:=SUM([.C45:.F45])" office:value-type="float" office:value="0">
            <text:p>0</text:p>
          </table:table-cell>
          <table:table-cell/>
          <table:table-cell table:style-name="ce6" office:value-type="string">
            <text:p>Total</text:p>
          </table:table-cell>
          <table:table-cell table:style-name="ce6" table:formula="of:=SUM([.C27:.C44])" office:value-type="float" office:value="0">
            <text:p>0</text:p>
          </table:table-cell>
          <table:table-cell table:style-name="ce6" table:formula="of:=SUM([.D27:.D44])" office:value-type="float" office:value="0">
            <text:p>0</text:p>
          </table:table-cell>
          <table:table-cell table:style-name="ce6" table:formula="of:=SUM([.E27:.E44])" office:value-type="float" office:value="0">
            <text:p>0</text:p>
          </table:table-cell>
          <table:table-cell table:style-name="ce6" table:formula="of:=SUM([.F27:.F44])" office:value-type="float" office:value="0">
            <text:p>0</text:p>
          </table:table-cell>
          <table:table-cell table:style-name="ce6" table:formula="of:=SUM([.J45:.M45])" office:value-type="float" office:value="0">
            <text:p>0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3</text:p>
          </table:table-cell>
          <table:table-cell office:value-type="string">
            <text:p>Presiones personale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e en el año pasado. En la lista siguiente indique cuánta aflicción le causó cada uno de las presiones personales que se anota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cho</text:p>
          </table:table-cell>
          <table:table-cell table:style-name="ce7" office:value-type="string">
            <text:p>Moderado</text:p>
          </table:table-cell>
          <table:table-cell table:style-name="ce7" office:value-type="string">
            <text:p>Poco</text:p>
          </table:table-cell>
          <table:table-cell table:style-name="ce7" office:value-type="string">
            <text:p>Nada / No ocurrió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ificultades Financie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umento de responsabilidades de cuidar de un adulto viejo o un pariente inváli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savenencia con socio o cónyug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ianza de un hi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tar separar separado del marido o la espo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terioro de la salud person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contrar quién cuide del niño, o problemas con actual situación de dicho cuid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tiene tiempo suficiente para pasar con los que están más cerca de uste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cindario peligroso o no segu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laciones con un pariente íntimo (padres,hermanos, yernos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flictos sexuales o frust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flicto trabajo-famili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oledad o falta de intimida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estiones de fecundidad o reproducc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50:.C63])" office:value-type="float" office:value="0">
            <text:p>0</text:p>
          </table:table-cell>
          <table:table-cell table:style-name="ce6" table:formula="of:=SUM([.D50:.D63])" office:value-type="float" office:value="0">
            <text:p>0</text:p>
          </table:table-cell>
          <table:table-cell table:style-name="ce6" table:formula="of:=SUM([.E50:.E63])" office:value-type="float" office:value="0">
            <text:p>0</text:p>
          </table:table-cell>
          <table:table-cell table:style-name="ce6" table:formula="of:=SUM([.F50:.F63])" office:value-type="float" office:value="0">
            <text:p>0</text:p>
          </table:table-cell>
          <table:table-cell table:style-name="ce6" table:formula="of:=SUM([.C64:.F64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7">
          <table:table-cell table:style-name="ce1" office:value-type="string">
            <text:p>Sección 2:</text:p>
          </table:table-cell>
          <table:table-cell table:style-name="ce4" office:value-type="string">
            <text:p>Conocimiento emocional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4</text:p>
          </table:table-cell>
          <table:table-cell office:value-type="string">
            <text:p>Conciencia emocional de sí mism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nombrar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aprendido mucha acerca de mi mismo escuchando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oy consiente de mis sentimientos la mayor parte del timp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uendo me estoy altera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stoy triste, sé por qué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juzgo a mi mismo por la manera como creo que los demás me ven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ozo de mi vida emosion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asustan las personas que muestran fuertes emo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veces quiciera ser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to atención a mi estado físico para entender mis sentimien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epto mis sentimientos como prop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70:.C80])" office:value-type="float" office:value="0">
            <text:p>0</text:p>
          </table:table-cell>
          <table:table-cell table:style-name="ce6" table:formula="of:=SUM([.D70:.D80])" office:value-type="float" office:value="0">
            <text:p>0</text:p>
          </table:table-cell>
          <table:table-cell table:style-name="ce6" table:formula="of:=SUM([.E70:.E80])" office:value-type="float" office:value="0">
            <text:p>0</text:p>
          </table:table-cell>
          <table:table-cell table:style-name="ce6" table:formula="of:=SUM([.F70:.F80])" office:value-type="float" office:value="0">
            <text:p>0</text:p>
          </table:table-cell>
          <table:table-cell table:style-name="ce6" table:formula="of:=SUM([.C81:.F81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5</text:p>
          </table:table-cell>
          <table:table-cell office:value-type="string">
            <text:p>Expresión emocion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cuándo están haciendo un buen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xpreso mis emociones aún cuando sean negativ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lo que quiero y lo que necesit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amigos íntimos dirían que yo expreso mi aprecio por el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ado mis sentimientos para mí so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es hago saber a los demás cuando sentimiento desagradables intervienen en la manera como tabajam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pedir ayuda cuando la necesi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l tratar con los demás puedo percibir como se sient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ría cualquier cosa por no parecer tonto ante mis compañer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86:.C94])" office:value-type="float" office:value="0">
            <text:p>0</text:p>
          </table:table-cell>
          <table:table-cell table:style-name="ce6" table:formula="of:=SUM([.D86:.D94])" office:value-type="float" office:value="0">
            <text:p>0</text:p>
          </table:table-cell>
          <table:table-cell table:style-name="ce6" table:formula="of:=SUM([.E86:.E94])" office:value-type="float" office:value="0">
            <text:p>0</text:p>
          </table:table-cell>
          <table:table-cell table:style-name="ce6" table:formula="of:=SUM([.F86:.F94])" office:value-type="float" office:value="0">
            <text:p>0</text:p>
          </table:table-cell>
          <table:table-cell table:style-name="ce6" table:formula="of:=SUM([.C95:.F95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6</text:p>
          </table:table-cell>
          <table:table-cell office:value-type="string">
            <text:p>Conciencia emocional de otro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conocer las emociones de otros mirandolos a los oj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hablar con personas que no comparten mis puntos de vis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oncentro de las cualidades positivas de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ra vez siento ganas de reñir a ot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cómo se sentirán los demás antes de expresar mi opin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 cualquiera que hablo siempre lo escucho con aten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resentir el ánimo de un grupo cuando entro en un sal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puedo hacer que personas que acabo de conocer hablen de si mism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"leer entre líneas " cuando alguien está habla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eneralmente sé como piensan los demás sobr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resentir los sentimientos de una persona aunque no lo exprese con palab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mbio mi expresión emocional según la persona con quien esté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uando un amigo está preocup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00:.C112])" office:value-type="float" office:value="0">
            <text:p>0</text:p>
          </table:table-cell>
          <table:table-cell table:style-name="ce6" table:formula="of:=SUM([.D100:.D112])" office:value-type="float" office:value="0">
            <text:p>0</text:p>
          </table:table-cell>
          <table:table-cell table:style-name="ce6" table:formula="of:=SUM([.E100:.E112])" office:value-type="float" office:value="0">
            <text:p>0</text:p>
          </table:table-cell>
          <table:table-cell table:style-name="ce6" table:formula="of:=SUM([.F100:.F112])" office:value-type="float" office:value="0">
            <text:p>0</text:p>
          </table:table-cell>
          <table:table-cell table:style-name="ce6" table:formula="of:=SUM([.C113:.F113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8">
          <table:table-cell table:style-name="ce1" office:value-type="string">
            <text:p>Sección 3:</text:p>
          </table:table-cell>
          <table:table-cell table:style-name="ce4" office:value-type="string">
            <text:p>Competencias de CE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7</text:p>
          </table:table-cell>
          <table:table-cell office:value-type="string">
            <text:p>Intenc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excluir toda distracción cuando tengo que concentrarme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eneralmente termino lo que comienz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decir que no cuando es n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recompenzarme a mí mismo después de alcanzar una me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hacer a un lado las recompenzas a corto plazo a cambio de una meta a largo plaz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concentrarme completamente en una tarea cuando es n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go cosas que después me arrepien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epto la responsabilidad de manejar mis emo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me veo con un preblema me gusta despacharlo lo más pronto posibl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qué es lo que quiero antes de actuar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aplazar mi satisfacción personal a cambio de una meta más grand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stoy de mal humor puedo superarlo habland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da rabia cuando me critican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sé cuál es el origen en mi emfado en muchas situ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19:.C132])" office:value-type="float" office:value="0">
            <text:p>0</text:p>
          </table:table-cell>
          <table:table-cell table:style-name="ce6" table:formula="of:=SUM([.D119:.D132])" office:value-type="float" office:value="0">
            <text:p>0</text:p>
          </table:table-cell>
          <table:table-cell table:style-name="ce6" table:formula="of:=SUM([.E119:.E132])" office:value-type="float" office:value="0">
            <text:p>0</text:p>
          </table:table-cell>
          <table:table-cell table:style-name="ce6" table:formula="of:=SUM([.F119:.F132])" office:value-type="float" office:value="0">
            <text:p>0</text:p>
          </table:table-cell>
          <table:table-cell table:style-name="ce6" table:formula="of:=SUM([.C133:.F133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8</text:p>
          </table:table-cell>
          <table:table-cell office:value-type="string">
            <text:p>Creativ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recomendado proyectos novedosos a mi compañía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rticipo en compartir información e ide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eño con el futuro para ayduarme a pensar hacia dónde voy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mejores ideas me vienen cuando no estoy pensando en ell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ideas brillantes que me han venido de pronto y ya completamente forma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un buen sentido de cuándo las ideas tendrán éxito o fracasará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fascinan los conceptos nuevos e inusua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e implementado proyectos novedosos en mi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entusiasman las ideas y soluciones nuev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desempeño bien haciendo tormentas de ideas para generar opciones sobre un problem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38:.C147])" office:value-type="float" office:value="0">
            <text:p>0</text:p>
          </table:table-cell>
          <table:table-cell table:style-name="ce6" table:formula="of:=SUM([.D138:.D147])" office:value-type="float" office:value="0">
            <text:p>0</text:p>
          </table:table-cell>
          <table:table-cell table:style-name="ce6" table:formula="of:=SUM([.E138:.E147])" office:value-type="float" office:value="0">
            <text:p>0</text:p>
          </table:table-cell>
          <table:table-cell table:style-name="ce6" table:formula="of:=SUM([.F138:.F147])" office:value-type="float" office:value="0">
            <text:p>0</text:p>
          </table:table-cell>
          <table:table-cell table:style-name="ce6" table:formula="of:=SUM([.C148:.F148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9</text:p>
          </table:table-cell>
          <table:table-cell office:value-type="string">
            <text:p>Elastic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acionar depués de haberme sentido desilucion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realizar lo que necesito si me dedico a el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bstáculos o problemas en mi vida han producido cambios inesperados para mejor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cuento fácil esperar con paciencia cuando es meces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iempre hay más de una respuesta correc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cómo dar satisfacción a todas las partes de mí mis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me gusta dejar para mañana lo que se pueda hacer h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mo ensayar otra vez una cosa que ya me ha fallado an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enso que hay problemas por los cuales no vale la pena preocupars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me despreocupo cuando la tensión aumen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ver al aspecto humorístico de las situac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menudo dejo una cosa a un lado por un tiempo para obtener una nueva perspectiv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encuentro un problema me consentro en qué se puede hacer para resolv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53:.C165])" office:value-type="float" office:value="0">
            <text:p>0</text:p>
          </table:table-cell>
          <table:table-cell table:style-name="ce6" table:formula="of:=SUM([.D153:.D165])" office:value-type="float" office:value="0">
            <text:p>0</text:p>
          </table:table-cell>
          <table:table-cell table:style-name="ce6" table:formula="of:=SUM([.E153:.E165])" office:value-type="float" office:value="0">
            <text:p>0</text:p>
          </table:table-cell>
          <table:table-cell table:style-name="ce6" table:formula="of:=SUM([.F153:.F165])" office:value-type="float" office:value="0">
            <text:p>0</text:p>
          </table:table-cell>
          <table:table-cell table:style-name="ce6" table:formula="of:=SUM([.C166:.F166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0</text:p>
          </table:table-cell>
          <table:table-cell office:value-type="string">
            <text:p>Conexiones interpersonale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lamentarme cuando pierdo algo que es muy importante para mi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siento incómodo cuando alguien se acerca demasiado a mí emocional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varios amigos con quienes puedo contar en caso de dificul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estro indicador1 amor y afecto a mis amig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tengo un poblema, sé a quién acudir o qué hacer para ayudar a resolv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creencias y valores guían mi conducta diar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 familia está siempre conmigo cuando la necesi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udo de que mis colegas realmente me aprecien como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hacer amis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ara vez llo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71:.C180])" office:value-type="float" office:value="0">
            <text:p>0</text:p>
          </table:table-cell>
          <table:table-cell table:style-name="ce6" table:formula="of:=SUM([.D171:.D180])" office:value-type="float" office:value="0">
            <text:p>0</text:p>
          </table:table-cell>
          <table:table-cell table:style-name="ce6" table:formula="of:=SUM([.E171:.E180])" office:value-type="float" office:value="0">
            <text:p>0</text:p>
          </table:table-cell>
          <table:table-cell table:style-name="ce6" table:formula="of:=SUM([.F171:.F180])" office:value-type="float" office:value="0">
            <text:p>0</text:p>
          </table:table-cell>
          <table:table-cell table:style-name="ce6" table:formula="of:=SUM([.C181:.F181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1</text:p>
          </table:table-cell>
          <table:table-cell office:value-type="string">
            <text:p>Descontento constructiv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contradecir con eficacia para producir un camb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expresaría mis sentimientos si creyera que con ello causaría un desacuer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 el fondo, yo sólo puedo confiar en mí mismo para hacer las cos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ermanezo en calma aun en situaciones en que los demás se irrit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 mejor no alborotar problemas si se pueden evit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cuesta trabajo obtener consenso de mi equipo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ido retroinformación a mis colegas sobre mi rendimien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habilidad para organizar y motivar grupos de person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sta hacer frente a los problemas en el trabajo y resolver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scucho la crítica con mente abierta y la acepto cuando es just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ejo que las cosas crezcan hasta el punto crítico antes de hablar de ell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nado hago un comentario crítico, me concentro en la conducta y no en l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vito las disput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186:.C198])" office:value-type="float" office:value="0">
            <text:p>0</text:p>
          </table:table-cell>
          <table:table-cell table:style-name="ce6" table:formula="of:=SUM([.D186:.D198])" office:value-type="float" office:value="0">
            <text:p>0</text:p>
          </table:table-cell>
          <table:table-cell table:style-name="ce6" table:formula="of:=SUM([.E186:.E198])" office:value-type="float" office:value="0">
            <text:p>0</text:p>
          </table:table-cell>
          <table:table-cell table:style-name="ce6" table:formula="of:=SUM([.F186:.F198])" office:value-type="float" office:value="0">
            <text:p>0</text:p>
          </table:table-cell>
          <table:table-cell table:style-name="ce6" table:formula="of:=SUM([.C199:.F199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9">
          <table:table-cell table:style-name="ce1" office:value-type="string">
            <text:p>Sección 4:</text:p>
          </table:table-cell>
          <table:table-cell table:style-name="ce4" office:value-type="string">
            <text:p>Valores de CE y Creencias</text:p>
          </table:table-cell>
          <table:table-cell table:style-name="ce4" table:number-columns-repeated="4"/>
          <table:table-cell table:number-columns-repeated="8"/>
        </table:table-row>
        <table:table-row table:style-name="ro2">
          <table:table-cell table:style-name="ce2" office:value-type="string">
            <text:p>Escala 12</text:p>
          </table:table-cell>
          <table:table-cell office:value-type="string">
            <text:p>Compas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Yo puedo ver la mortificación de los demás, aunque no la mencion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leer las emociones de la gente por sus adema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ctúo con ética en mi trato con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 vacilaría en hacer un esfuerzo extra por ayudar a una persona que esté en dificult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en cuenta los sentimientos de los demás en mi trato con ell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puedo poner en el lugar de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ay personas a quienes jamás perdon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perdonarme a mí mismo por no ser perfect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tengo éxito en algo, me parece que podía haberlo hecho mejo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yudo a los demás a quedar bien en situacione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stantemente me preocupo por mis deficienci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vidio a los que tienen más que y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05:.C216])" office:value-type="float" office:value="0">
            <text:p>0</text:p>
          </table:table-cell>
          <table:table-cell table:style-name="ce6" table:formula="of:=SUM([.D205:.D216])" office:value-type="float" office:value="0">
            <text:p>0</text:p>
          </table:table-cell>
          <table:table-cell table:style-name="ce6" table:formula="of:=SUM([.E205:.E216])" office:value-type="float" office:value="0">
            <text:p>0</text:p>
          </table:table-cell>
          <table:table-cell table:style-name="ce6" table:formula="of:=SUM([.F205:.F216])" office:value-type="float" office:value="0">
            <text:p>0</text:p>
          </table:table-cell>
          <table:table-cell table:style-name="ce6" table:formula="of:=SUM([.C217:.F217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3</text:p>
          </table:table-cell>
          <table:table-cell office:value-type="string">
            <text:p>Perspectiva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o el lado bueno de las cos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mo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é que puedo encontrar soluciones a problema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eo que las cosas generalmente salen bi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tinuamente me he visto frustrado en la vida por la mala suer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e gusta ser el que s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eo los retos como oportunidades para aprende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ajo presión estoy seguro de que encontraré una solu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18:.C229])" office:value-type="float" office:value="0">
            <text:p>0</text:p>
          </table:table-cell>
          <table:table-cell table:style-name="ce6" table:formula="of:=SUM([.D218:.D229])" office:value-type="float" office:value="0">
            <text:p>0</text:p>
          </table:table-cell>
          <table:table-cell table:style-name="ce6" table:formula="of:=SUM([.E218:.E229])" office:value-type="float" office:value="0">
            <text:p>0</text:p>
          </table:table-cell>
          <table:table-cell table:style-name="ce6" table:formula="of:=SUM([.F218:.F229])" office:value-type="float" office:value="0">
            <text:p>0</text:p>
          </table:table-cell>
          <table:table-cell table:style-name="ce6" table:formula="of:=SUM([.C230:.F230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4</text:p>
          </table:table-cell>
          <table:table-cell office:value-type="string">
            <text:p>Intuición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 veces tengo la solución correcta sin tener las raz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s corazoindicador4s suelen ser acerta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Visualizo mis metas futur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uedo ver el producto terminado o el cuadro antes de que estén complet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reo en mis sueños aun cuando otros no los vean ni los entiend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me veo ante una elección difícil, sigo mi coraz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esto atención cuando las cosas no me parecen del todo bie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na vez que me he decidido, rara vez cambio de opin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 gente dice que yo soy un visionar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alguien presenta una opinión distinta de la mía, me cuesta trabajo aceptarl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Uso mis reacciones intuitivas para tomar decisiones difíci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35:.C245])" office:value-type="float" office:value="0">
            <text:p>0</text:p>
          </table:table-cell>
          <table:table-cell table:style-name="ce6" table:formula="of:=SUM([.D235:.D245])" office:value-type="float" office:value="0">
            <text:p>0</text:p>
          </table:table-cell>
          <table:table-cell table:style-name="ce6" table:formula="of:=SUM([.E235:.E245])" office:value-type="float" office:value="0">
            <text:p>0</text:p>
          </table:table-cell>
          <table:table-cell table:style-name="ce6" table:formula="of:=SUM([.F235:.F245])" office:value-type="float" office:value="0">
            <text:p>0</text:p>
          </table:table-cell>
          <table:table-cell table:style-name="ce6" table:formula="of:=SUM([.C246:.F246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5</text:p>
          </table:table-cell>
          <table:table-cell office:value-type="string">
            <text:p>Radio de confianza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odos se aprovecharía de mí si yo los dejar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nfío en los demás hasta que tenga razones para no confi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engo indicador1 cuidado para decidirme a confiar en un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speto a mis coleg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s personas parecidas a mí en mi compañía han recibido más beneficios que yo v.gr., aumentos de sueldo, ascensos, oportunidades, recompensas, etc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as personas a quienes trato son dignas de confian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rece que yo siempre salgo defraud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uy indicador3 en la vida es justo o equitativ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algo no funciona, yo trato de presentar un plan altern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uando conozco a una persona nueva, descubro muy indicador3 de información personal sobre mí mis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51:.C260])" office:value-type="float" office:value="0">
            <text:p>0</text:p>
          </table:table-cell>
          <table:table-cell table:style-name="ce6" table:formula="of:=SUM([.D251:.D260])" office:value-type="float" office:value="0">
            <text:p>0</text:p>
          </table:table-cell>
          <table:table-cell table:style-name="ce6" table:formula="of:=SUM([.E251:.E260])" office:value-type="float" office:value="0">
            <text:p>0</text:p>
          </table:table-cell>
          <table:table-cell table:style-name="ce6" table:formula="of:=SUM([.F251:.F260])" office:value-type="float" office:value="0">
            <text:p>0</text:p>
          </table:table-cell>
          <table:table-cell table:style-name="ce6" table:formula="of:=SUM([.C261:.F261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6</text:p>
          </table:table-cell>
          <table:table-cell office:value-type="string">
            <text:p>Poder person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187">
            <text:p>187</text:p>
          </table:table-cell>
          <table:table-cell office:value-type="string">
            <text:p>Yo puedo lograr que las cosas se haga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88">
            <text:p>188</text:p>
          </table:table-cell>
          <table:table-cell office:value-type="string">
            <text:p>La suerte hace un papel muy importante en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89">
            <text:p>189</text:p>
          </table:table-cell>
          <table:table-cell office:value-type="string">
            <text:p>Encuentro inútil luchar con la jerarquía establecida en mi compañ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0">
            <text:p>190</text:p>
          </table:table-cell>
          <table:table-cell office:value-type="string">
            <text:p>Las circunstancias están fuera de mi contro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1">
            <text:p>191</text:p>
          </table:table-cell>
          <table:table-cell office:value-type="string">
            <text:p>Necesito reconomiento de los demás para que mi trabajo valga la pe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2">
            <text:p>192</text:p>
          </table:table-cell>
          <table:table-cell office:value-type="string">
            <text:p>Es fácil que los demás gusten d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3">
            <text:p>193</text:p>
          </table:table-cell>
          <table:table-cell office:value-type="string">
            <text:p>Me cuesta indicador1 trabajo aceptar cumplid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4">
            <text:p>194</text:p>
          </table:table-cell>
          <table:table-cell office:value-type="string">
            <text:p>Tengo la habilidad de conseguir lo que quie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5">
            <text:p>195</text:p>
          </table:table-cell>
          <table:table-cell office:value-type="string">
            <text:p>Siento que controlo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6">
            <text:p>196</text:p>
          </table:table-cell>
          <table:table-cell office:value-type="string">
            <text:p>Si reflexiono sobre mi vida, podría sentir que básicamente no soy feli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7">
            <text:p>197</text:p>
          </table:table-cell>
          <table:table-cell office:value-type="string">
            <text:p>Me siento asustado y creo que no tengo control de las cosas cuando éstas cambian rápida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8">
            <text:p>198</text:p>
          </table:table-cell>
          <table:table-cell office:value-type="string">
            <text:p>Me gusta encargarme de una cos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199">
            <text:p>199</text:p>
          </table:table-cell>
          <table:table-cell office:value-type="string">
            <text:p>Yo sé lo que quiero y lo busc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66:.C278])" office:value-type="float" office:value="0">
            <text:p>0</text:p>
          </table:table-cell>
          <table:table-cell table:style-name="ce6" table:formula="of:=SUM([.D266:.D278])" office:value-type="float" office:value="0">
            <text:p>0</text:p>
          </table:table-cell>
          <table:table-cell table:style-name="ce6" table:formula="of:=SUM([.E266:.E278])" office:value-type="float" office:value="0">
            <text:p>0</text:p>
          </table:table-cell>
          <table:table-cell table:style-name="ce6" table:formula="of:=SUM([.F266:.F278])" office:value-type="float" office:value="0">
            <text:p>0</text:p>
          </table:table-cell>
          <table:table-cell table:style-name="ce6" table:formula="of:=SUM([.C279:.F279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7</text:p>
          </table:table-cell>
          <table:table-cell office:value-type="string">
            <text:p>Integridad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01">
            <text:p>201</text:p>
          </table:table-cell>
          <table:table-cell office:value-type="string">
            <text:p>Cuando cometo un error estoy dispuesto a reconocerl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2">
            <text:p>202</text:p>
          </table:table-cell>
          <table:table-cell office:value-type="string">
            <text:p>Siento que estoy engañando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3">
            <text:p>203</text:p>
          </table:table-cell>
          <table:table-cell office:value-type="string">
            <text:p>Si no me apasionara mi trabajo, cambiaría de ofici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4">
            <text:p>204</text:p>
          </table:table-cell>
          <table:table-cell office:value-type="string">
            <text:p>Mi oficio es una extensión de mi sistema personal de valor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5">
            <text:p>205</text:p>
          </table:table-cell>
          <table:table-cell office:value-type="string">
            <text:p>Jamás digo una mentir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6">
            <text:p>206</text:p>
          </table:table-cell>
          <table:table-cell office:value-type="string">
            <text:p>Encuentro que me dejo llevar por una situación aun cuando no esté de acuerdo con ell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7">
            <text:p>207</text:p>
          </table:table-cell>
          <table:table-cell office:value-type="string">
            <text:p>Exagero mis habilidades para poder avanz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8">
            <text:p>208</text:p>
          </table:table-cell>
          <table:table-cell office:value-type="string">
            <text:p>Digo la verdad aun cuando sea difíci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09">
            <text:p>209</text:p>
          </table:table-cell>
          <table:table-cell office:value-type="string">
            <text:p>He hecho en mi oficio cosas contrarias a mis princip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284:.C292])" office:value-type="float" office:value="0">
            <text:p>0</text:p>
          </table:table-cell>
          <table:table-cell table:style-name="ce6" table:formula="of:=SUM([.D284:.D292])" office:value-type="float" office:value="0">
            <text:p>0</text:p>
          </table:table-cell>
          <table:table-cell table:style-name="ce6" table:formula="of:=SUM([.E284:.E292])" office:value-type="float" office:value="0">
            <text:p>0</text:p>
          </table:table-cell>
          <table:table-cell table:style-name="ce6" table:formula="of:=SUM([.F284:.F292])" office:value-type="float" office:value="0">
            <text:p>0</text:p>
          </table:table-cell>
          <table:table-cell table:style-name="ce6" table:formula="of:=SUM([.C293:.F293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8</text:p>
          </table:table-cell>
          <table:table-cell office:value-type="string">
            <text:p>Salud general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su conducta o intención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Nunca</text:p>
          </table:table-cell>
          <table:table-cell table:style-name="ce7" office:value-type="string">
            <text:p>1 ó 2 veces al mes</text:p>
          </table:table-cell>
          <table:table-cell table:style-name="ce7" office:value-type="string">
            <text:p>Todas las semanas</text:p>
          </table:table-cell>
          <table:table-cell table:style-name="ce7" office:value-type="string">
            <text:p>Casi todos los dias</text:p>
          </table:table-cell>
          <table:table-cell table:number-columns-repeated="8"/>
        </table:table-row>
        <table:table-row table:style-name="ro2">
          <table:table-cell table:style-name="ce3" office:value-type="float" office:value="210">
            <text:p>210</text:p>
          </table:table-cell>
          <table:table-cell office:value-type="string">
            <text:p>Dolor de espalda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>Síntomas físicos</text:p>
          </table:table-cell>
          <table:table-cell table:number-columns-repeated="7"/>
        </table:table-row>
        <table:table-row table:style-name="ro2">
          <table:table-cell table:style-name="ce3" office:value-type="float" office:value="211">
            <text:p>211</text:p>
          </table:table-cell>
          <table:table-cell office:value-type="string">
            <text:p>Poblemas de peso (pérdida o exceso de peso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2">
            <text:p>212</text:p>
          </table:table-cell>
          <table:table-cell office:value-type="string">
            <text:p>Dolores de cabe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3">
            <text:p>213</text:p>
          </table:table-cell>
          <table:table-cell office:value-type="string">
            <text:p>Jaquec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4">
            <text:p>214</text:p>
          </table:table-cell>
          <table:table-cell office:value-type="string">
            <text:p>Catarros o problemas respiratori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5">
            <text:p>215</text:p>
          </table:table-cell>
          <table:table-cell office:value-type="string">
            <text:p>Porblemas del estómago (gases frecuentes, síndrome de irritabilidad intestinal, o úlceras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6">
            <text:p>216</text:p>
          </table:table-cell>
          <table:table-cell office:value-type="string">
            <text:p>Dolor de pech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7">
            <text:p>217</text:p>
          </table:table-cell>
          <table:table-cell office:value-type="string">
            <text:p>Dolores inexplicabl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8">
            <text:p>218</text:p>
          </table:table-cell>
          <table:table-cell office:value-type="string">
            <text:p>Otros dolores crónicos no anotados en la lista anterio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19">
            <text:p>219</text:p>
          </table:table-cell>
          <table:table-cell office:value-type="string">
            <text:p>Alimentación (pérdida del apetito, como con exceso, no tengo tiempo de comer)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>Síntomas de conducta</text:p>
          </table:table-cell>
          <table:table-cell table:number-columns-repeated="7"/>
        </table:table-row>
        <table:table-row table:style-name="ro2">
          <table:table-cell table:style-name="ce3" office:value-type="float" office:value="220">
            <text:p>220</text:p>
          </table:table-cell>
          <table:table-cell office:value-type="string">
            <text:p>Fum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1">
            <text:p>221</text:p>
          </table:table-cell>
          <table:table-cell office:value-type="string">
            <text:p>Tomo calmant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2">
            <text:p>222</text:p>
          </table:table-cell>
          <table:table-cell office:value-type="string">
            <text:p>Tomo aspirina u otros analgésico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3">
            <text:p>223</text:p>
          </table:table-cell>
          <table:table-cell office:value-type="string">
            <text:p>Tomo otras drog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4">
            <text:p>224</text:p>
          </table:table-cell>
          <table:table-cell office:value-type="string">
            <text:p>Huyo de las relaciones estrech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5">
            <text:p>225</text:p>
          </table:table-cell>
          <table:table-cell office:value-type="string">
            <text:p>Critico, culpo o ridiculizo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6">
            <text:p>226</text:p>
          </table:table-cell>
          <table:table-cell office:value-type="string">
            <text:p>Me siento víctima, o que se aprovechan de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7">
            <text:p>227</text:p>
          </table:table-cell>
          <table:table-cell office:value-type="string">
            <text:p>Veo TV más de dos horas al dí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8">
            <text:p>228</text:p>
          </table:table-cell>
          <table:table-cell office:value-type="string">
            <text:p>Practico juegos de video o computador, o uso la internet (más de dos horas al día)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29">
            <text:p>229</text:p>
          </table:table-cell>
          <table:table-cell office:value-type="string">
            <text:p>Me fastidian las personas con quienes me encuentr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0">
            <text:p>230</text:p>
          </table:table-cell>
          <table:table-cell office:value-type="string">
            <text:p>Accidentes o herid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1">
            <text:p>231</text:p>
          </table:table-cell>
          <table:table-cell office:value-type="string">
            <text:p>Me cuesta trabajo concentrarme 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>Síntomas emocionales</text:p>
          </table:table-cell>
          <table:table-cell table:number-columns-repeated="7"/>
        </table:table-row>
        <table:table-row table:style-name="ro2">
          <table:table-cell table:style-name="ce3" office:value-type="float" office:value="232">
            <text:p>232</text:p>
          </table:table-cell>
          <table:table-cell office:value-type="string">
            <text:p>Me abruma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3">
            <text:p>233</text:p>
          </table:table-cell>
          <table:table-cell office:value-type="string">
            <text:p>Me distraigo fácime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4">
            <text:p>234</text:p>
          </table:table-cell>
          <table:table-cell office:value-type="string">
            <text:p>No puedo quitarme una cosa de la cabeza y estoy siempre preocup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5">
            <text:p>235</text:p>
          </table:table-cell>
          <table:table-cell office:value-type="string">
            <text:p>Me siento deprimido, desaletado o sin esperanz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6">
            <text:p>236</text:p>
          </table:table-cell>
          <table:table-cell office:value-type="string">
            <text:p>Me siento solo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7">
            <text:p>237</text:p>
          </table:table-cell>
          <table:table-cell office:value-type="string">
            <text:p>Pierdo la memori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8">
            <text:p>238</text:p>
          </table:table-cell>
          <table:table-cell office:value-type="string">
            <text:p>Me siento fatigado o abruma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39">
            <text:p>239</text:p>
          </table:table-cell>
          <table:table-cell office:value-type="string">
            <text:p>Me cuesta trabajo resolverme o tomar decision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0">
            <text:p>240</text:p>
          </table:table-cell>
          <table:table-cell office:value-type="string">
            <text:p>Me cuesta trabajo empezar o tranquilizarm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 table:style-name="ce3"/>
          <table:table-cell table:style-name="ce6" office:value-type="string">
            <text:p>Total</text:p>
          </table:table-cell>
          <table:table-cell table:style-name="ce6" table:formula="of:=SUM([.C298:.C328])" office:value-type="float" office:value="0">
            <text:p>0</text:p>
          </table:table-cell>
          <table:table-cell table:style-name="ce6" table:formula="of:=SUM([.D298:.D328])" office:value-type="float" office:value="0">
            <text:p>0</text:p>
          </table:table-cell>
          <table:table-cell table:style-name="ce6" table:formula="of:=SUM([.E298:.E328])" office:value-type="float" office:value="0">
            <text:p>0</text:p>
          </table:table-cell>
          <table:table-cell table:style-name="ce6" table:formula="of:=SUM([.F298:.F328])" office:value-type="float" office:value="0">
            <text:p>0</text:p>
          </table:table-cell>
          <table:table-cell table:style-name="ce6" table:formula="of:=SUM([.C329:.F329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19</text:p>
          </table:table-cell>
          <table:table-cell office:value-type="string">
            <text:p>Calidad de la vida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41">
            <text:p>241</text:p>
          </table:table-cell>
          <table:table-cell office:value-type="string">
            <text:p>Estoy muy satisfecho con mi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2">
            <text:p>242</text:p>
          </table:table-cell>
          <table:table-cell office:value-type="string">
            <text:p>Me siento enérgico, féliz y lleno de salud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3">
            <text:p>243</text:p>
          </table:table-cell>
          <table:table-cell office:value-type="string">
            <text:p>Tengo sentimiento de paz interior y bienestar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4">
            <text:p>244</text:p>
          </table:table-cell>
          <table:table-cell office:value-type="string">
            <text:p>Necesitaría hacer indicador1s cambios en mi vida para ser realmente feli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5">
            <text:p>245</text:p>
          </table:table-cell>
          <table:table-cell office:value-type="string">
            <text:p>Mi vida satisface mis más hondas necesidad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6">
            <text:p>246</text:p>
          </table:table-cell>
          <table:table-cell office:value-type="string">
            <text:p>He obtenido menos de lo que esperaba de la vid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7">
            <text:p>247</text:p>
          </table:table-cell>
          <table:table-cell office:value-type="string">
            <text:p>Me gusta ser exactamente como soy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8">
            <text:p>248</text:p>
          </table:table-cell>
          <table:table-cell office:value-type="string">
            <text:p>Para mi el trabajo es una divers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49">
            <text:p>249</text:p>
          </table:table-cell>
          <table:table-cell office:value-type="string">
            <text:p>he encotradao trabajo significativ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0">
            <text:p>250</text:p>
          </table:table-cell>
          <table:table-cell office:value-type="string">
            <text:p>Voy por un camino que me trae satifación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1">
            <text:p>251</text:p>
          </table:table-cell>
          <table:table-cell office:value-type="string">
            <text:p>He aprovechado al máximo mis capacidade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334:.C344])" office:value-type="float" office:value="0">
            <text:p>0</text:p>
          </table:table-cell>
          <table:table-cell table:style-name="ce6" table:formula="of:=SUM([.D334:.D344])" office:value-type="float" office:value="0">
            <text:p>0</text:p>
          </table:table-cell>
          <table:table-cell table:style-name="ce6" table:formula="of:=SUM([.E334:.E344])" office:value-type="float" office:value="0">
            <text:p>0</text:p>
          </table:table-cell>
          <table:table-cell table:style-name="ce6" table:formula="of:=SUM([.F334:.F344])" office:value-type="float" office:value="0">
            <text:p>0</text:p>
          </table:table-cell>
          <table:table-cell table:style-name="ce6" table:formula="of:=SUM([.C345:.F345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20</text:p>
          </table:table-cell>
          <table:table-cell office:value-type="string">
            <text:p>Cociente de relaciones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52">
            <text:p>252</text:p>
          </table:table-cell>
          <table:table-cell office:value-type="string">
            <text:p>Hay personas con quienes me conecto a un nivel más hond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3">
            <text:p>253</text:p>
          </table:table-cell>
          <table:table-cell office:value-type="string">
            <text:p>Soy franco con las personas sercanas a mi y ellas lo son conmig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4">
            <text:p>254</text:p>
          </table:table-cell>
          <table:table-cell office:value-type="string">
            <text:p>He amado profundamente a otra per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5">
            <text:p>255</text:p>
          </table:table-cell>
          <table:table-cell office:value-type="string">
            <text:p>Generalmente encuentro perosonas con quienes hacer vida social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6">
            <text:p>256</text:p>
          </table:table-cell>
          <table:table-cell office:value-type="string">
            <text:p>Soy capaz de hacer compromisos a largo plazo con otra perosona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7">
            <text:p>257</text:p>
          </table:table-cell>
          <table:table-cell office:value-type="string">
            <text:p>Sé que soy importa para los que entán más serca d mí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58">
            <text:p>258</text:p>
          </table:table-cell>
          <table:table-cell office:value-type="string">
            <text:p>Encuentro fácil decirles a los demá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350:.C356])" office:value-type="float" office:value="0">
            <text:p>0</text:p>
          </table:table-cell>
          <table:table-cell table:style-name="ce6" table:formula="of:=SUM([.D350:.D356])" office:value-type="float" office:value="0">
            <text:p>0</text:p>
          </table:table-cell>
          <table:table-cell table:style-name="ce6" table:formula="of:=SUM([.E350:.E356])" office:value-type="float" office:value="0">
            <text:p>0</text:p>
          </table:table-cell>
          <table:table-cell table:style-name="ce6" table:formula="of:=SUM([.F350:.F356])" office:value-type="float" office:value="0">
            <text:p>0</text:p>
          </table:table-cell>
          <table:table-cell table:style-name="ce6" table:formula="of:=SUM([.C357:.F357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Escala 21</text:p>
          </table:table-cell>
          <table:table-cell office:value-type="string">
            <text:p>Óptimo rendimiento</text:p>
          </table:table-cell>
          <table:table-cell table:number-columns-repeated="12"/>
        </table:table-row>
        <table:table-row table:style-name="ro6">
          <table:table-cell/>
          <table:table-cell table:style-name="ce5" office:value-type="string">
            <text:p>Piensa en el mes pasado. En la lista siguiente indique cómo describe cada renglón la manera como usted piensa y siente sobre usted mismo actualmente</text:p>
          </table:table-cell>
          <table:table-cell table:number-columns-repeated="12"/>
        </table:table-row>
        <table:table-row table:style-name="ro5">
          <table:table-cell/>
          <table:table-cell table:style-name="ce6" office:value-type="string">
            <text:p>Items</text:p>
          </table:table-cell>
          <table:table-cell table:style-name="ce7" office:value-type="string">
            <text:p>Muy bien</text:p>
          </table:table-cell>
          <table:table-cell table:style-name="ce7" office:value-type="string">
            <text:p>Moderadamente bien</text:p>
          </table:table-cell>
          <table:table-cell table:style-name="ce7" office:value-type="string">
            <text:p>Un poco</text:p>
          </table:table-cell>
          <table:table-cell table:style-name="ce7" office:value-type="string">
            <text:p>Nada bien</text:p>
          </table:table-cell>
          <table:table-cell table:number-columns-repeated="8"/>
        </table:table-row>
        <table:table-row table:style-name="ro2">
          <table:table-cell table:style-name="ce3" office:value-type="float" office:value="259">
            <text:p>259</text:p>
          </table:table-cell>
          <table:table-cell office:value-type="string">
            <text:p>Estoy satisfecho con mi desempeño en el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0">
            <text:p>260</text:p>
          </table:table-cell>
          <table:table-cell office:value-type="string">
            <text:p>Mis compañeros de trabajo dirían que yo facilito buenas comunicaciones entre los miembros de mi grup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1">
            <text:p>261</text:p>
          </table:table-cell>
          <table:table-cell office:value-type="string">
            <text:p>Me siento distante en el trabajo y no participant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2">
            <text:p>262</text:p>
          </table:table-cell>
          <table:table-cell office:value-type="string">
            <text:p>Me es difícil prestar atención a las tareas de trabajo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3">
            <text:p>263</text:p>
          </table:table-cell>
          <table:table-cell office:value-type="string">
            <text:p>En mi equipo de trabaajo participo en la toma de decisiones 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4">
            <text:p>264</text:p>
          </table:table-cell>
          <table:table-cell office:value-type="string">
            <text:p>Me cuesta trabajo cumplir los compromisos o completar las tareas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3" office:value-type="float" office:value="265">
            <text:p>265</text:p>
          </table:table-cell>
          <table:table-cell office:value-type="string">
            <text:p>Mi rendimiento en el trabajo es siempre el mejor de que soy capaz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5">
          <table:table-cell/>
          <table:table-cell table:style-name="ce6" office:value-type="string">
            <text:p>Total</text:p>
          </table:table-cell>
          <table:table-cell table:style-name="ce6" table:formula="of:=SUM([.C362:.C368])" office:value-type="float" office:value="0">
            <text:p>0</text:p>
          </table:table-cell>
          <table:table-cell table:style-name="ce6" table:formula="of:=SUM([.D362:.D368])" office:value-type="float" office:value="0">
            <text:p>0</text:p>
          </table:table-cell>
          <table:table-cell table:style-name="ce6" table:formula="of:=SUM([.E362:.E368])" office:value-type="float" office:value="0">
            <text:p>0</text:p>
          </table:table-cell>
          <table:table-cell table:style-name="ce6" table:formula="of:=SUM([.F362:.F368])" office:value-type="float" office:value="0">
            <text:p>0</text:p>
          </table:table-cell>
          <table:table-cell table:style-name="ce6" table:formula="of:=SUM([.C369:.F369])" office:value-type="float" office:value="0">
            <text:p>0</text:p>
          </table:table-cell>
          <table:table-cell table:number-columns-repeated="7"/>
        </table:table-row>
      </table:table>
      <table:table table:name="resumen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20" table:default-cell-style-name="Default"/>
        <table:table-column table:style-name="co1" table:number-columns-repeated="5" table:default-cell-style-name="Default"/>
        <table:table-row table:style-name="ro12">
          <table:table-cell office:value-type="string">
            <text:p>Cuadro de CE</text:p>
          </table:table-cell>
          <table:table-cell table:number-columns-repeated="26"/>
        </table:table-row>
        <table:table-row table:style-name="ro13">
          <table:table-cell/>
          <table:table-cell table:style-name="ce17" office:value-type="string">
            <text:p>Sucesos de la vida</text:p>
          </table:table-cell>
          <table:table-cell table:style-name="ce17" office:value-type="string">
            <text:p>Presiones del trabajo</text:p>
          </table:table-cell>
          <table:table-cell table:style-name="ce17" office:value-type="string">
            <text:p>Presiones personales</text:p>
          </table:table-cell>
          <table:table-cell table:style-name="ce17" office:value-type="string">
            <text:p>Conciencia emocional de sí mismo</text:p>
          </table:table-cell>
          <table:table-cell table:style-name="ce17" office:value-type="string">
            <text:p>Expresión emocional</text:p>
          </table:table-cell>
          <table:table-cell table:style-name="ce17" office:value-type="string">
            <text:p>Conciencia emocional de otros</text:p>
          </table:table-cell>
          <table:table-cell table:style-name="ce17" office:value-type="string">
            <text:p>Intención</text:p>
          </table:table-cell>
          <table:table-cell table:style-name="ce17" office:value-type="string">
            <text:p>Creatividad</text:p>
          </table:table-cell>
          <table:table-cell table:style-name="ce17" office:value-type="string">
            <text:p>Elasticidad</text:p>
          </table:table-cell>
          <table:table-cell table:style-name="ce17" office:value-type="string">
            <text:p>Conexiones interpersonales</text:p>
          </table:table-cell>
          <table:table-cell table:style-name="ce17" office:value-type="string">
            <text:p>Descontento constructivo</text:p>
          </table:table-cell>
          <table:table-cell table:style-name="ce17" office:value-type="string">
            <text:p>Compasión</text:p>
          </table:table-cell>
          <table:table-cell table:style-name="ce17" office:value-type="string">
            <text:p>Perspectiva</text:p>
          </table:table-cell>
          <table:table-cell table:style-name="ce17" office:value-type="string">
            <text:p>Intuición</text:p>
          </table:table-cell>
          <table:table-cell table:style-name="ce17" office:value-type="string">
            <text:p>Radio de confianza</text:p>
          </table:table-cell>
          <table:table-cell table:style-name="ce17" office:value-type="string">
            <text:p>Poder personal</text:p>
          </table:table-cell>
          <table:table-cell table:style-name="ce17" office:value-type="string">
            <text:p>Integridad</text:p>
          </table:table-cell>
          <table:table-cell table:style-name="ce17" office:value-type="string">
            <text:p>Salud general</text:p>
          </table:table-cell>
          <table:table-cell table:style-name="ce17" office:value-type="string">
            <text:p>Calidad de vida</text:p>
          </table:table-cell>
          <table:table-cell table:style-name="ce17" office:value-type="string">
            <text:p>Conciente de relaciones</text:p>
          </table:table-cell>
          <table:table-cell table:style-name="ce17" office:value-type="string">
            <text:p>Óptimo rendimiento</text:p>
          </table:table-cell>
          <table:table-cell table:number-columns-repeated="5"/>
        </table:table-row>
        <table:table-row table:style-name="ro12">
          <table:table-cell table:style-name="ce12" office:value-type="string">
            <text:p>Puntaje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number-columns-repeated="5"/>
        </table:table-row>
        <table:table-row table:style-name="ro12">
          <table:table-cell office:value-type="string">
            <text:p>Óptimo</text:p>
          </table:table-cell>
          <table:table-cell table:formula="of:=IF( AND([detalle.G23] &lt;= 2; [detalle.G23] &gt;= 0); &quot;SI&quot;; &quot;&quot;)" office:value-type="string" office:string-value="SI">
            <text:p>SI</text:p>
          </table:table-cell>
          <table:table-cell table:formula="of:=IF( AND([detalle.G45] &lt;= 6; [detalle.G45] &gt;= 0); &quot;SI&quot;; &quot;&quot;)" office:value-type="string" office:string-value="SI">
            <text:p>SI</text:p>
          </table:table-cell>
          <table:table-cell table:formula="of:=IF( AND([detalle.G64] &lt;= 2; [detalle.G64] &gt;= 0); &quot;SI&quot;; &quot;&quot;)" office:value-type="string" office:string-value="SI">
            <text:p>SI</text:p>
          </table:table-cell>
          <table:table-cell table:formula="of:=IF( AND([detalle.G81] &lt;= 33; [detalle.G81] &gt;= 29); &quot;SI&quot;; &quot;&quot;)">
            <text:p/>
          </table:table-cell>
          <table:table-cell table:formula="of:=IF( AND([detalle.G95] &lt;= 27; [detalle.G95] &gt;= 20); &quot;SI&quot;; &quot;&quot;)">
            <text:p/>
          </table:table-cell>
          <table:table-cell table:formula="of:=IF( AND([detalle.G113] &lt;= 39; [detalle.G113] &gt;= 28); &quot;SI&quot;; &quot;&quot;)">
            <text:p/>
          </table:table-cell>
          <table:table-cell table:formula="of:=IF(AND([detalle.G133]&lt;=42;[detalle.G133]&gt;=33);&quot;SI&quot;;&quot;&quot;)">
            <text:p/>
          </table:table-cell>
          <table:table-cell table:formula="of:=IF(AND([detalle.G148]&lt;= 30;[detalle.G148]&gt;= 24);&quot;SI&quot;;&quot;&quot;)">
            <text:p/>
          </table:table-cell>
          <table:table-cell table:formula="of:=IF(AND([detalle.$G$166]&lt;= [intervalos.S3];[detalle.$G$166]&gt;= [intervalos.R3]);&quot;SI&quot;;&quot;&quot;)">
            <text:p/>
          </table:table-cell>
          <table:table-cell table:formula="of:=IF(AND([detalle.$G$181]&lt;= [intervalos.U3];[detalle.$G$181]&gt;= [intervalos.T3]);&quot;SI&quot;;&quot;&quot;)">
            <text:p/>
          </table:table-cell>
          <table:table-cell table:formula="of:=IF(AND([detalle.$G$199]&lt;= [intervalos.W3];[detalle.$G$199]&gt;= [intervalos.V3]);&quot;SI&quot;;&quot;&quot;)">
            <text:p/>
          </table:table-cell>
          <table:table-cell table:formula="of:=IF(AND([detalle.$G$217] &lt;= [intervalos.Y3];[detalle.$G$217]&gt;= [intervalos.X3]);&quot;SI&quot;;&quot;&quot;)">
            <text:p/>
          </table:table-cell>
          <table:table-cell table:formula="of:=IF(AND([detalle.$G$230] &lt;= [intervalos.AA3];[detalle.$G$230]&gt;= [intervalos.Z3]);&quot;SI&quot;;&quot;&quot;)">
            <text:p/>
          </table:table-cell>
          <table:table-cell table:formula="of:=IF(AND([detalle.$G$246] &lt;= [intervalos.AC3];[detalle.$G$246]&gt;= [intervalos.AB3]);&quot;SI&quot;;&quot;&quot;)">
            <text:p/>
          </table:table-cell>
          <table:table-cell table:formula="of:=IF(AND([detalle.$G$261] &lt;= [intervalos.AE3];[detalle.$G$261]&gt;= [intervalos.AD3]);&quot;SI&quot;;&quot;&quot;)">
            <text:p/>
          </table:table-cell>
          <table:table-cell table:formula="of:=IF(AND([detalle.$G$279] &lt;= [intervalos.AG3];[detalle.$G$279]&gt;= [intervalos.AF3]);&quot;SI&quot;;&quot;&quot;)">
            <text:p/>
          </table:table-cell>
          <table:table-cell table:formula="of:=IF(AND([detalle.$G$293] &lt;= [intervalos.AI3];[detalle.$G$293]&gt;= [intervalos.AH3]);&quot;SI&quot;;&quot;&quot;)">
            <text:p/>
          </table:table-cell>
          <table:table-cell table:formula="of:=IF(AND([detalle.$G$329] &lt;= [intervalos.AK3];[detalle.$G$329]&gt;= [intervalos.AJ3]);&quot;SI&quot;;&quot;&quot;)" office:value-type="string" office:string-value="SI">
            <text:p>SI</text:p>
          </table:table-cell>
          <table:table-cell table:formula="of:=IF(AND([detalle.$G$345] &lt;= [intervalos.AM3];[detalle.$G$345]&gt;= [intervalos.AL3]);&quot;SI&quot;;&quot;&quot;)">
            <text:p/>
          </table:table-cell>
          <table:table-cell table:formula="of:=IF(AND([detalle.$G$357] &lt;= [intervalos.AO3];[detalle.$G$357]&gt;= [intervalos.AN3]);&quot;SI&quot;;&quot;&quot;)">
            <text:p/>
          </table:table-cell>
          <table:table-cell table:formula="of:=IF(AND([detalle.$G$369] &lt;= [intervalos.AQ3];[detalle.$G$369]&gt;= [intervalos.AP3]);&quot;SI&quot;;&quot;&quot;)">
            <text:p/>
          </table:table-cell>
          <table:table-cell table:number-columns-repeated="5"/>
        </table:table-row>
        <table:table-row table:style-name="ro12">
          <table:table-cell office:value-type="string">
            <text:p>Diestro</text:p>
          </table:table-cell>
          <table:table-cell table:formula="of:=IF( AND([detalle.G23] &lt;= 7; [detalle.G23] &gt;= 3); &quot;SI&quot;; &quot;&quot;)">
            <text:p/>
          </table:table-cell>
          <table:table-cell table:formula="of:=IF( AND([detalle.G45] &lt;= 7; [detalle.G45] &gt;= 3); &quot;SI&quot;; &quot;&quot;)">
            <text:p/>
          </table:table-cell>
          <table:table-cell table:formula="of:=IF( AND([detalle.G64] &lt;= 7; [detalle.G64] &gt;= 3); &quot;SI&quot;; &quot;&quot;)">
            <text:p/>
          </table:table-cell>
          <table:table-cell table:formula="of:=IF( AND([detalle.G81] &lt;= 28; [detalle.G81] &gt;= 24); &quot;SI&quot;; &quot;&quot;)">
            <text:p/>
          </table:table-cell>
          <table:table-cell table:formula="of:=IF( AND([detalle.G95] &lt;= 19; [detalle.G95] &gt;=17 ); &quot;SI&quot;; &quot;&quot;)">
            <text:p/>
          </table:table-cell>
          <table:table-cell table:formula="of:=IF( AND([detalle.G113] &lt;= 27; [detalle.G113] &gt;=22 ); &quot;SI&quot;; &quot;&quot;)">
            <text:p/>
          </table:table-cell>
          <table:table-cell table:formula="of:=IF(AND([detalle.G133]&lt;=32;[detalle.G133]&gt;=27);&quot;SI&quot;;&quot;&quot;)">
            <text:p/>
          </table:table-cell>
          <table:table-cell table:formula="of:=IF(AND([detalle.G148]&lt;= 23;[detalle.G148]&gt;= 19);&quot;SI&quot;;&quot;&quot;)">
            <text:p/>
          </table:table-cell>
          <table:table-cell table:formula="of:=IF(AND([detalle.$G$166]&lt;= [intervalos.S4];[detalle.$G$166]&gt;= [intervalos.R4]);&quot;SI&quot;;&quot;&quot;)">
            <text:p/>
          </table:table-cell>
          <table:table-cell table:formula="of:=IF(AND([detalle.$G$181]&lt;= [intervalos.U4];[detalle.$G$181]&gt;= [intervalos.T4]);&quot;SI&quot;;&quot;&quot;)">
            <text:p/>
          </table:table-cell>
          <table:table-cell table:formula="of:=IF(AND([detalle.$G$199]&lt;= [intervalos.W4];[detalle.$G$199]&gt;= [intervalos.V4]);&quot;SI&quot;;&quot;&quot;)">
            <text:p/>
          </table:table-cell>
          <table:table-cell table:formula="of:=IF(AND([detalle.$G$217] &lt;= [intervalos.Y4];[detalle.$G$217]&gt;= [intervalos.X4]);&quot;SI&quot;;&quot;&quot;)">
            <text:p/>
          </table:table-cell>
          <table:table-cell table:formula="of:=IF(AND([detalle.$G$230] &lt;= [intervalos.AA4];[detalle.$G$230]&gt;= [intervalos.Z4]);&quot;SI&quot;;&quot;&quot;)">
            <text:p/>
          </table:table-cell>
          <table:table-cell table:formula="of:=IF(AND([detalle.$G$246] &lt;= [intervalos.AC4];[detalle.$G$246]&gt;= [intervalos.AB4]);&quot;SI&quot;;&quot;&quot;)">
            <text:p/>
          </table:table-cell>
          <table:table-cell table:formula="of:=IF(AND([detalle.$G$261] &lt;= [intervalos.AE4];[detalle.$G$261]&gt;= [intervalos.AD4]);&quot;SI&quot;;&quot;&quot;)">
            <text:p/>
          </table:table-cell>
          <table:table-cell table:formula="of:=IF(AND([detalle.$G$279] &lt;= [intervalos.AG4];[detalle.$G$279]&gt;= [intervalos.AF4]);&quot;SI&quot;;&quot;&quot;)">
            <text:p/>
          </table:table-cell>
          <table:table-cell table:formula="of:=IF(AND([detalle.$G$293] &lt;= [intervalos.AI4];[detalle.$G$293]&gt;= [intervalos.AH4]);&quot;SI&quot;;&quot;&quot;)">
            <text:p/>
          </table:table-cell>
          <table:table-cell table:formula="of:=IF(AND([detalle.$G$329] &lt;= [intervalos.AK4];[detalle.$G$329]&gt;= [intervalos.AJ4]);&quot;SI&quot;;&quot;&quot;)">
            <text:p/>
          </table:table-cell>
          <table:table-cell table:formula="of:=IF(AND([detalle.$G$345] &lt;= [intervalos.AM4];[detalle.$G$345]&gt;= [intervalos.AL4]);&quot;SI&quot;;&quot;&quot;)">
            <text:p/>
          </table:table-cell>
          <table:table-cell table:formula="of:=IF(AND([detalle.$G$357] &lt;= [intervalos.AO4];[detalle.$G$357]&gt;= [intervalos.AN4]);&quot;SI&quot;;&quot;&quot;)">
            <text:p/>
          </table:table-cell>
          <table:table-cell table:formula="of:=IF(AND([detalle.$G$369] &lt;= [intervalos.AQ4];[detalle.$G$369]&gt;= [intervalos.AP4]);&quot;SI&quot;;&quot;&quot;)">
            <text:p/>
          </table:table-cell>
          <table:table-cell table:number-columns-repeated="5"/>
        </table:table-row>
        <table:table-row table:style-name="ro12">
          <table:table-cell office:value-type="string">
            <text:p>Vulnerable</text:p>
          </table:table-cell>
          <table:table-cell table:formula="of:=IF( AND([detalle.G23] &lt;= 15; [detalle.G23] &gt;= 8); &quot;SI&quot;; &quot;&quot;)">
            <text:p/>
          </table:table-cell>
          <table:table-cell table:formula="of:=IF( AND([detalle.G45] &lt;= 14; [detalle.G45] &gt;= 8); &quot;SI&quot;; &quot;&quot;)">
            <text:p/>
          </table:table-cell>
          <table:table-cell table:formula="of:=IF( AND([detalle.G64] &lt;= 14; [detalle.G64] &gt;= 8); &quot;SI&quot;; &quot;&quot;)">
            <text:p/>
          </table:table-cell>
          <table:table-cell table:formula="of:=IF( AND([detalle.G81] &lt;= 23; [detalle.G81] &gt;= 19); &quot;SI&quot;; &quot;&quot;)">
            <text:p/>
          </table:table-cell>
          <table:table-cell table:formula="of:=IF( AND([detalle.G95] &lt;=16 ; [detalle.G95] &gt;=13 ); &quot;SI&quot;; &quot;&quot;)">
            <text:p/>
          </table:table-cell>
          <table:table-cell table:formula="of:=IF( AND([detalle.G113] &lt;=21 ; [detalle.G113] &gt;= 15); &quot;SI&quot;; &quot;&quot;)">
            <text:p/>
          </table:table-cell>
          <table:table-cell table:formula="of:=IF(AND([detalle.G133]&lt;=26;[detalle.G133]&gt;=21);&quot;SI&quot;;&quot;&quot;)">
            <text:p/>
          </table:table-cell>
          <table:table-cell table:formula="of:=IF(AND([detalle.G148]&lt;= 18;[detalle.G148]&gt;= 13);&quot;SI&quot;;&quot;&quot;)">
            <text:p/>
          </table:table-cell>
          <table:table-cell table:formula="of:=IF(AND([detalle.$G$166]&lt;= [intervalos.S5];[detalle.$G$166]&gt;= [intervalos.R5]);&quot;SI&quot;;&quot;&quot;)">
            <text:p/>
          </table:table-cell>
          <table:table-cell table:formula="of:=IF(AND([detalle.$G$181]&lt;= [intervalos.U5];[detalle.$G$181]&gt;= [intervalos.T5]);&quot;SI&quot;;&quot;&quot;)">
            <text:p/>
          </table:table-cell>
          <table:table-cell table:formula="of:=IF(AND([detalle.$G$199]&lt;= [intervalos.W5];[detalle.$G$199]&gt;= [intervalos.V5]);&quot;SI&quot;;&quot;&quot;)">
            <text:p/>
          </table:table-cell>
          <table:table-cell table:formula="of:=IF(AND([detalle.$G$217] &lt;= [intervalos.Y5];[detalle.$G$217]&gt;= [intervalos.X5]);&quot;SI&quot;;&quot;&quot;)">
            <text:p/>
          </table:table-cell>
          <table:table-cell table:formula="of:=IF(AND([detalle.$G$230] &lt;= [intervalos.AA5];[detalle.$G$230]&gt;= [intervalos.Z5]);&quot;SI&quot;;&quot;&quot;)">
            <text:p/>
          </table:table-cell>
          <table:table-cell table:formula="of:=IF(AND([detalle.$G$246] &lt;= [intervalos.AC5];[detalle.$G$246]&gt;= [intervalos.AB5]);&quot;SI&quot;;&quot;&quot;)">
            <text:p/>
          </table:table-cell>
          <table:table-cell table:formula="of:=IF(AND([detalle.$G$261] &lt;= [intervalos.AE5];[detalle.$G$261]&gt;= [intervalos.AD5]);&quot;SI&quot;;&quot;&quot;)">
            <text:p/>
          </table:table-cell>
          <table:table-cell table:formula="of:=IF(AND([detalle.$G$279] &lt;= [intervalos.AG5];[detalle.$G$279]&gt;= [intervalos.AF5]);&quot;SI&quot;;&quot;&quot;)">
            <text:p/>
          </table:table-cell>
          <table:table-cell table:formula="of:=IF(AND([detalle.$G$293] &lt;= [intervalos.AI5];[detalle.$G$293]&gt;= [intervalos.AH5]);&quot;SI&quot;;&quot;&quot;)">
            <text:p/>
          </table:table-cell>
          <table:table-cell table:formula="of:=IF(AND([detalle.$G$329] &lt;= [intervalos.AK5];[detalle.$G$329]&gt;= [intervalos.AJ5]);&quot;SI&quot;;&quot;&quot;)">
            <text:p/>
          </table:table-cell>
          <table:table-cell table:formula="of:=IF(AND([detalle.$G$345] &lt;= [intervalos.AM5];[detalle.$G$345]&gt;= [intervalos.AL5]);&quot;SI&quot;;&quot;&quot;)">
            <text:p/>
          </table:table-cell>
          <table:table-cell table:formula="of:=IF(AND([detalle.$G$357] &lt;= [intervalos.AO5];[detalle.$G$357]&gt;= [intervalos.AN5]);&quot;SI&quot;;&quot;&quot;)">
            <text:p/>
          </table:table-cell>
          <table:table-cell table:formula="of:=IF(AND([detalle.$G$369] &lt;= [intervalos.AQ5];[detalle.$G$369]&gt;= [intervalos.AP5]);&quot;SI&quot;;&quot;&quot;)">
            <text:p/>
          </table:table-cell>
          <table:table-cell table:number-columns-repeated="5"/>
        </table:table-row>
        <table:table-row table:style-name="ro12">
          <table:table-cell office:value-type="string">
            <text:p>Cautela</text:p>
          </table:table-cell>
          <table:table-cell table:formula="of:=IF( AND([detalle.G23] &lt;= 54; [detalle.G23] &gt;= 16); &quot;SI&quot;; &quot;&quot;)">
            <text:p/>
          </table:table-cell>
          <table:table-cell table:formula="of:=IF( AND([detalle.G45] &lt;= 51; [detalle.G45] &gt;= 15); &quot;SI&quot;; &quot;&quot;)">
            <text:p/>
          </table:table-cell>
          <table:table-cell table:formula="of:=IF( AND([detalle.G64] &lt;= 42; [detalle.G64] &gt;= 15); &quot;SI&quot;; &quot;&quot;)">
            <text:p/>
          </table:table-cell>
          <table:table-cell table:formula="of:=IF( AND([detalle.G81] &lt;= 18; [detalle.G81] &gt;= 0); &quot;SI&quot;; &quot;&quot;)" office:value-type="string" office:string-value="SI">
            <text:p>SI</text:p>
          </table:table-cell>
          <table:table-cell table:formula="of:=IF( AND([detalle.G95] &lt;= 12; [detalle.G95] &gt;= 0); &quot;SI&quot;; &quot;&quot;)" office:value-type="string" office:string-value="SI">
            <text:p>SI</text:p>
          </table:table-cell>
          <table:table-cell table:formula="of:=IF( AND([detalle.G113] &lt;= 14; [detalle.G113] &gt;=0 ); &quot;SI&quot;; &quot;&quot;)" office:value-type="string" office:string-value="SI">
            <text:p>SI</text:p>
          </table:table-cell>
          <table:table-cell table:formula="of:=IF(AND([detalle.G133]&lt;=20;[detalle.G133]&gt;=0);&quot;SI&quot;;&quot;&quot;)" office:value-type="string" office:string-value="SI">
            <text:p>SI</text:p>
          </table:table-cell>
          <table:table-cell table:formula="of:=IF(AND([detalle.G148]&lt;= 14;[detalle.G148]&gt;= 0);&quot;SI&quot;;&quot;&quot;)" office:value-type="string" office:string-value="SI">
            <text:p>SI</text:p>
          </table:table-cell>
          <table:table-cell table:formula="of:=IF(AND([detalle.$G$166]&lt;= [intervalos.S6];[detalle.$G$166]&gt;= [intervalos.R6]);&quot;SI&quot;;&quot;&quot;)" office:value-type="string" office:string-value="SI">
            <text:p>SI</text:p>
          </table:table-cell>
          <table:table-cell table:formula="of:=IF(AND([detalle.$G$181]&lt;= [intervalos.U6];[detalle.$G$181]&gt;= [intervalos.T6]);&quot;SI&quot;;&quot;&quot;)" office:value-type="string" office:string-value="SI">
            <text:p>SI</text:p>
          </table:table-cell>
          <table:table-cell table:formula="of:=IF(AND([detalle.$G$199]&lt;= [intervalos.W6];[detalle.$G$199]&gt;= [intervalos.V6]);&quot;SI&quot;;&quot;&quot;)" office:value-type="string" office:string-value="SI">
            <text:p>SI</text:p>
          </table:table-cell>
          <table:table-cell table:formula="of:=IF(AND([detalle.$G$217] &lt;= [intervalos.Y6];[detalle.$G$217]&gt;= [intervalos.X6]);&quot;SI&quot;;&quot;&quot;)" office:value-type="string" office:string-value="SI">
            <text:p>SI</text:p>
          </table:table-cell>
          <table:table-cell table:formula="of:=IF(AND([detalle.$G$230] &lt;= [intervalos.AA6];[detalle.$G$230]&gt;= [intervalos.Z6]);&quot;SI&quot;;&quot;&quot;)" office:value-type="string" office:string-value="SI">
            <text:p>SI</text:p>
          </table:table-cell>
          <table:table-cell table:formula="of:=IF(AND([detalle.$G$246] &lt;= [intervalos.AC6];[detalle.$G$246]&gt;= [intervalos.AB6]);&quot;SI&quot;;&quot;&quot;)" office:value-type="string" office:string-value="SI">
            <text:p>SI</text:p>
          </table:table-cell>
          <table:table-cell table:formula="of:=IF(AND([detalle.$G$261] &lt;= [intervalos.AE6];[detalle.$G$261]&gt;= [intervalos.AD6]);&quot;SI&quot;;&quot;&quot;)" office:value-type="string" office:string-value="SI">
            <text:p>SI</text:p>
          </table:table-cell>
          <table:table-cell table:formula="of:=IF(AND([detalle.$G$279] &lt;= [intervalos.AG6];[detalle.$G$279]&gt;= [intervalos.AF6]);&quot;SI&quot;;&quot;&quot;)" office:value-type="string" office:string-value="SI">
            <text:p>SI</text:p>
          </table:table-cell>
          <table:table-cell table:formula="of:=IF(AND([detalle.$G$293] &lt;= [intervalos.AI6];[detalle.$G$293]&gt;= [intervalos.AH6]);&quot;SI&quot;;&quot;&quot;)" office:value-type="string" office:string-value="SI">
            <text:p>SI</text:p>
          </table:table-cell>
          <table:table-cell table:formula="of:=IF(AND([detalle.$G$329] &lt;= [intervalos.AK6];[detalle.$G$329]&gt;= [intervalos.AJ6]);&quot;SI&quot;;&quot;&quot;)">
            <text:p/>
          </table:table-cell>
          <table:table-cell table:formula="of:=IF(AND([detalle.$G$345] &lt;= [intervalos.AM6];[detalle.$G$345]&gt;= [intervalos.AL6]);&quot;SI&quot;;&quot;&quot;)" office:value-type="string" office:string-value="SI">
            <text:p>SI</text:p>
          </table:table-cell>
          <table:table-cell table:formula="of:=IF(AND([detalle.$G$357] &lt;= [intervalos.AO6];[detalle.$G$357]&gt;= [intervalos.AN6]);&quot;SI&quot;;&quot;&quot;)" office:value-type="string" office:string-value="SI">
            <text:p>SI</text:p>
          </table:table-cell>
          <table:table-cell table:formula="of:=IF(AND([detalle.$G$369] &lt;= [intervalos.AQ6];[detalle.$G$369]&gt;= [intervalos.AP6]);&quot;SI&quot;;&quot;&quot;)" office:value-type="string" office:string-value="SI">
            <text:p>SI</text:p>
          </table:table-cell>
          <table:table-cell table:number-columns-repeated="5"/>
        </table:table-row>
        <table:table-row table:style-name="ro12">
          <table:table-cell table:style-name="ce12" office:value-type="string">
            <text:p>Zona de rendimiento</text:p>
          </table:table-cell>
          <table:table-cell table:style-name="ce19" office:value-type="string" table:number-columns-spanned="3" table:number-rows-spanned="1">
            <text:p>Ambiente actual</text:p>
          </table:table-cell>
          <table:covered-table-cell table:number-columns-repeated="2" table:style-name="ce12"/>
          <table:table-cell table:style-name="ce19" office:value-type="string" table:number-columns-spanned="3" table:number-rows-spanned="1">
            <text:p>Conocimiento</text:p>
          </table:table-cell>
          <table:covered-table-cell table:number-columns-repeated="2" table:style-name="ce12"/>
          <table:table-cell table:style-name="ce19" office:value-type="string" table:number-columns-spanned="3" table:number-rows-spanned="1">
            <text:p>Competencias</text:p>
          </table:table-cell>
          <table:covered-table-cell table:number-columns-repeated="2" table:style-name="ce12"/>
          <table:table-cell table:style-name="ce12" table:number-columns-repeated="12"/>
          <table:table-cell table:number-columns-repeated="5"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25"/>
          <table:table-cell table:style-name="ce20" table:number-columns-spanned="2" table:number-rows-spanned="1"/>
          <table:covered-table-cell/>
        </table:table-row>
        <table:table-row table:style-name="ro12" table:number-rows-repeated="1048559">
          <table:table-cell table:number-columns-repeated="27"/>
        </table:table-row>
        <table:table-row table:style-name="ro12">
          <table:table-cell table:number-columns-repeated="27"/>
        </table:table-row>
      </table:table>
      <table:table table:name="intervalos" table:style-name="ta1"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0" table:default-cell-style-name="ce13"/>
        <table:table-row table:style-name="ro2">
          <table:table-cell/>
          <table:table-cell table:style-name="ce14" office:value-type="float" office:value="1" table:number-columns-spanned="2" table:number-rows-spanned="1">
            <text:p>1</text:p>
          </table:table-cell>
          <table:covered-table-cell table:style-name="ce14" office:value-type="float" office:value="2">
            <text:p>2</text:p>
          </table:covered-table-cell>
          <table:table-cell table:style-name="ce14" office:value-type="float" office:value="2" table:number-columns-spanned="2" table:number-rows-spanned="1">
            <text:p>2</text:p>
          </table:table-cell>
          <table:covered-table-cell table:style-name="ce14"/>
          <table:table-cell table:style-name="ce15" office:value-type="float" office:value="3" table:number-columns-spanned="2" table:number-rows-spanned="1">
            <text:p>3</text:p>
          </table:table-cell>
          <table:covered-table-cell table:style-name="ce16"/>
          <table:table-cell table:style-name="ce14" office:value-type="float" office:value="4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table:number-columns-spanned="2" table:number-rows-spanned="1">
            <text:p>5</text:p>
          </table:table-cell>
          <table:covered-table-cell/>
          <table:table-cell table:style-name="ce14" office:value-type="float" office:value="6" table:number-columns-spanned="2" table:number-rows-spanned="1">
            <text:p>6</text:p>
          </table:table-cell>
          <table:covered-table-cell/>
          <table:table-cell table:style-name="ce14" office:value-type="float" office:value="7" table:number-columns-spanned="2" table:number-rows-spanned="1">
            <text:p>7</text:p>
          </table:table-cell>
          <table:covered-table-cell/>
          <table:table-cell table:style-name="ce14" office:value-type="float" office:value="8" table:number-columns-spanned="2" table:number-rows-spanned="1">
            <text:p>8</text:p>
          </table:table-cell>
          <table:covered-table-cell/>
          <table:table-cell table:style-name="ce14" office:value-type="float" office:value="9" table:number-columns-spanned="2" table:number-rows-spanned="1">
            <text:p>9</text:p>
          </table:table-cell>
          <table:covered-table-cell/>
          <table:table-cell table:style-name="ce14" office:value-type="float" office:value="10" table:number-columns-spanned="2" table:number-rows-spanned="1">
            <text:p>10</text:p>
          </table:table-cell>
          <table:covered-table-cell/>
          <table:table-cell table:style-name="ce14" office:value-type="float" office:value="11" table:number-columns-spanned="2" table:number-rows-spanned="1">
            <text:p>11</text:p>
          </table:table-cell>
          <table:covered-table-cell/>
          <table:table-cell table:style-name="ce14" office:value-type="float" office:value="12" table:number-columns-spanned="2" table:number-rows-spanned="1">
            <text:p>12</text:p>
          </table:table-cell>
          <table:covered-table-cell/>
          <table:table-cell table:style-name="ce14" office:value-type="float" office:value="13" table:number-columns-spanned="2" table:number-rows-spanned="1">
            <text:p>13</text:p>
          </table:table-cell>
          <table:covered-table-cell/>
          <table:table-cell table:style-name="ce14" office:value-type="float" office:value="14" table:number-columns-spanned="2" table:number-rows-spanned="1">
            <text:p>14</text:p>
          </table:table-cell>
          <table:covered-table-cell/>
          <table:table-cell table:style-name="ce14" office:value-type="float" office:value="15" table:number-columns-spanned="2" table:number-rows-spanned="1">
            <text:p>15</text:p>
          </table:table-cell>
          <table:covered-table-cell/>
          <table:table-cell table:style-name="ce14" office:value-type="float" office:value="16" table:number-columns-spanned="2" table:number-rows-spanned="1">
            <text:p>16</text:p>
          </table:table-cell>
          <table:covered-table-cell/>
          <table:table-cell table:style-name="ce14" office:value-type="float" office:value="17" table:number-columns-spanned="2" table:number-rows-spanned="1">
            <text:p>17</text:p>
          </table:table-cell>
          <table:covered-table-cell/>
          <table:table-cell table:style-name="ce14" office:value-type="float" office:value="18" table:number-columns-spanned="2" table:number-rows-spanned="1">
            <text:p>18</text:p>
          </table:table-cell>
          <table:covered-table-cell/>
          <table:table-cell table:style-name="ce14" office:value-type="float" office:value="19" table:number-columns-spanned="2" table:number-rows-spanned="1">
            <text:p>19</text:p>
          </table:table-cell>
          <table:covered-table-cell/>
          <table:table-cell table:style-name="ce14" office:value-type="float" office:value="20" table:number-columns-spanned="2" table:number-rows-spanned="1">
            <text:p>20</text:p>
          </table:table-cell>
          <table:covered-table-cell/>
          <table:table-cell table:style-name="ce14" office:value-type="float" office:value="21" table:number-columns-spanned="2" table:number-rows-spanned="1">
            <text:p>21</text:p>
          </table:table-cell>
          <table:covered-table-cell/>
        </table:table-row>
        <table:table-row table:style-name="ro11">
          <table:table-cell office:value-type="string">
            <text:p>Intervalos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11">
          <table:table-cell office:value-type="string">
            <text:p>Óptim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1">
          <table:table-cell office:value-type="string">
            <text:p>Diestro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Vulnerable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1">
          <table:table-cell office:value-type="string">
            <text:p>Cautela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0/00/0000</text:date>, <text:time style:data-style-name="N2" text:time-value="0000-00-00T19:00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4:43:09</meta:creation-date>
    <dc:date>2012-08-27T19:02:19</dc:date>
    <meta:editing-duration>PT4H52M8S</meta:editing-duration>
    <meta:editing-cycles>157</meta:editing-cycles>
    <meta:generator>LibreOffice/3.6$MacOSX_x86 LibreOffice_project/932b512-69e3009-7a10e5c-fc86223-a55908</meta:generator>
    <meta:document-statistic meta:table-count="3" meta:cell-count="2067" meta:object-count="0"/>
  </office:meta>
</office:document-meta>
</file>